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7.8002243" calcext:value-type="float">
            <text:p>67,8002243</text:p>
          </table:table-cell>
          <table:table-cell office:value-type="float" office:value="8.067240595E-027" calcext:value-type="float">
            <text:p>8,07E-027</text:p>
          </table:table-cell>
          <table:table-cell office:value-type="float" office:value="4.480787277" calcext:value-type="float">
            <text:p>4,480787277</text:p>
          </table:table-cell>
          <table:table-cell table:style-name="ce2" table:formula="of:=([.E3]-[.E2])/[.E2]" office:value-type="float" office:value="0.0021275592146752" calcext:value-type="float">
            <text:p>0,00212755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303" calcext:value-type="float">
            <text:p>143303</text:p>
          </table:table-cell>
          <table:table-cell office:value-type="float" office:value="73.47769928" calcext:value-type="float">
            <text:p>73,47769928</text:p>
          </table:table-cell>
          <table:table-cell office:value-type="float" office:value="4.562989984E-021" calcext:value-type="float">
            <text:p>4,56E-021</text:p>
          </table:table-cell>
          <table:table-cell office:value-type="float" office:value="3.072136402" calcext:value-type="float">
            <text:p>3,07213640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303" calcext:value-type="float">
            <text:p>143303</text:p>
          </table:table-cell>
          <table:table-cell office:value-type="float" office:value="77.68770599" calcext:value-type="float">
            <text:p>77,68770599</text:p>
          </table:table-cell>
          <table:table-cell office:value-type="float" office:value="6.570574698E-021" calcext:value-type="float">
            <text:p>6,57E-021</text:p>
          </table:table-cell>
          <table:table-cell office:value-type="float" office:value="3.074710369" calcext:value-type="float">
            <text:p>3,074710369</text:p>
          </table:table-cell>
          <table:table-cell table:formula="of:=([.E5]-[.E4])/[.E4]" office:value-type="float" office:value="0.000837842681179236" calcext:value-type="float">
            <text:p>0,00083784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727" calcext:value-type="float">
            <text:p>143727</text:p>
          </table:table-cell>
          <table:table-cell office:value-type="float" office:value="78.46655273" calcext:value-type="float">
            <text:p>78,46655273</text:p>
          </table:table-cell>
          <table:table-cell office:value-type="float" office:value="9.916910372E-018" calcext:value-type="float">
            <text:p>9,92E-018</text:p>
          </table:table-cell>
          <table:table-cell office:value-type="float" office:value="2.462811947" calcext:value-type="float">
            <text:p>2,46281194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727" calcext:value-type="float">
            <text:p>143727</text:p>
          </table:table-cell>
          <table:table-cell office:value-type="float" office:value="82.90507507" calcext:value-type="float">
            <text:p>82,90507507</text:p>
          </table:table-cell>
          <table:table-cell office:value-type="float" office:value="1.113398505E-017" calcext:value-type="float">
            <text:p>1,11E-017</text:p>
          </table:table-cell>
          <table:table-cell office:value-type="float" office:value="2.463913202" calcext:value-type="float">
            <text:p>2,463913202</text:p>
          </table:table-cell>
          <table:table-cell table:style-name="ce3" table:formula="of:=([.E7]-[.E6])/[.E6]" office:value-type="float" office:value="0.000447153507331927" calcext:value-type="float">
            <text:p>0,00044715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138" calcext:value-type="float">
            <text:p>144138</text:p>
          </table:table-cell>
          <table:table-cell office:value-type="float" office:value="83.13536835" calcext:value-type="float">
            <text:p>83,13536835</text:p>
          </table:table-cell>
          <table:table-cell office:value-type="float" office:value="1.784685926E-015" calcext:value-type="float">
            <text:p>1,78E-015</text:p>
          </table:table-cell>
          <table:table-cell office:value-type="float" office:value="2.096186638" calcext:value-type="float">
            <text:p>2,09618663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138" calcext:value-type="float">
            <text:p>144138</text:p>
          </table:table-cell>
          <table:table-cell office:value-type="float" office:value="86.6756134" calcext:value-type="float">
            <text:p>86,6756134</text:p>
          </table:table-cell>
          <table:table-cell office:value-type="float" office:value="2.02379761E-015" calcext:value-type="float">
            <text:p>2,02E-015</text:p>
          </table:table-cell>
          <table:table-cell office:value-type="float" office:value="2.09681201" calcext:value-type="float">
            <text:p>2,09681201</text:p>
          </table:table-cell>
          <table:table-cell table:style-name="ce3" table:formula="of:=([.E9]-[.E8])/[.E8]" office:value-type="float" office:value="0.000298337938360626" calcext:value-type="float">
            <text:p>0,000298337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428" calcext:value-type="float">
            <text:p>144428</text:p>
          </table:table-cell>
          <table:table-cell office:value-type="float" office:value="86.77313995" calcext:value-type="float">
            <text:p>86,77313995</text:p>
          </table:table-cell>
          <table:table-cell office:value-type="float" office:value="0.00000000000005528174083" calcext:value-type="float">
            <text:p>5,53E-014</text:p>
          </table:table-cell>
          <table:table-cell office:value-type="float" office:value="1.843396544" calcext:value-type="float">
            <text:p>1,84339654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428" calcext:value-type="float">
            <text:p>144428</text:p>
          </table:table-cell>
          <table:table-cell office:value-type="float" office:value="89.56301117" calcext:value-type="float">
            <text:p>89,56301117</text:p>
          </table:table-cell>
          <table:table-cell office:value-type="float" office:value="0.00000000000004478160532" calcext:value-type="float">
            <text:p>4,48E-014</text:p>
          </table:table-cell>
          <table:table-cell office:value-type="float" office:value="1.843879461" calcext:value-type="float">
            <text:p>1,843879461</text:p>
          </table:table-cell>
          <table:table-cell table:style-name="ce3" table:formula="of:=([.E11]-[.E10])/[.E10]" office:value-type="float" office:value="0.000261971305941662" calcext:value-type="float">
            <text:p>0,00026197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625" calcext:value-type="float">
            <text:p>144625</text:p>
          </table:table-cell>
          <table:table-cell office:value-type="float" office:value="87.79359436" calcext:value-type="float">
            <text:p>87,79359436</text:p>
          </table:table-cell>
          <table:table-cell office:value-type="float" office:value="0.0000000000003012028832" calcext:value-type="float">
            <text:p>3,01E-013</text:p>
          </table:table-cell>
          <table:table-cell office:value-type="float" office:value="1.65425849" calcext:value-type="float">
            <text:p>1,65425849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625" calcext:value-type="float">
            <text:p>144625</text:p>
          </table:table-cell>
          <table:table-cell office:value-type="float" office:value="91.87355042" calcext:value-type="float">
            <text:p>91,87355042</text:p>
          </table:table-cell>
          <table:table-cell office:value-type="float" office:value="0.000000000001446261296" calcext:value-type="float">
            <text:p>1,45E-012</text:p>
          </table:table-cell>
          <table:table-cell office:value-type="float" office:value="1.655001879" calcext:value-type="float">
            <text:p>1,655001879</text:p>
          </table:table-cell>
          <table:table-cell table:formula="of:=([.E13]-[.E12])/[.E12]" office:value-type="float" office:value="0.000449378984296419" calcext:value-type="float">
            <text:p>0,00044937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098" calcext:value-type="float">
            <text:p>145098</text:p>
          </table:table-cell>
          <table:table-cell office:value-type="float" office:value="91.88527679" calcext:value-type="float">
            <text:p>91,88527679</text:p>
          </table:table-cell>
          <table:table-cell office:value-type="float" office:value="0.00000000003085637995" calcext:value-type="float">
            <text:p>3,09E-011</text:p>
          </table:table-cell>
          <table:table-cell office:value-type="float" office:value="1.506013036" calcext:value-type="float">
            <text:p>1,50601303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098" calcext:value-type="float">
            <text:p>145098</text:p>
          </table:table-cell>
          <table:table-cell office:value-type="float" office:value="94.40882874" calcext:value-type="float">
            <text:p>94,40882874</text:p>
          </table:table-cell>
          <table:table-cell office:value-type="float" office:value="0.00000000003306311128" calcext:value-type="float">
            <text:p>3,31E-011</text:p>
          </table:table-cell>
          <table:table-cell office:value-type="float" office:value="1.506583452" calcext:value-type="float">
            <text:p>1,506583452</text:p>
          </table:table-cell>
          <table:table-cell table:formula="of:=([.E15]-[.E14])/[.E14]" office:value-type="float" office:value="0.000378759005642473" calcext:value-type="float">
            <text:p>0,0003787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360" calcext:value-type="float">
            <text:p>145360</text:p>
          </table:table-cell>
          <table:table-cell office:value-type="float" office:value="94.41571045" calcext:value-type="float">
            <text:p>94,41571045</text:p>
          </table:table-cell>
          <table:table-cell office:value-type="float" office:value="0.0000000004490777195" calcext:value-type="float">
            <text:p>4,49E-010</text:p>
          </table:table-cell>
          <table:table-cell office:value-type="float" office:value="1.384816766" calcext:value-type="float">
            <text:p>1,38481676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360" calcext:value-type="float">
            <text:p>145360</text:p>
          </table:table-cell>
          <table:table-cell office:value-type="float" office:value="97.05277252" calcext:value-type="float">
            <text:p>97,05277252</text:p>
          </table:table-cell>
          <table:table-cell office:value-type="float" office:value="0.0000000002131087529" calcext:value-type="float">
            <text:p>2,13E-010</text:p>
          </table:table-cell>
          <table:table-cell office:value-type="float" office:value="1.385585427" calcext:value-type="float">
            <text:p>1,385585427</text:p>
          </table:table-cell>
          <table:table-cell table:formula="of:=([.E17]-[.E16])/[.E16]" office:value-type="float" office:value="0.000555063325973588" calcext:value-type="float">
            <text:p>0,00055506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954" calcext:value-type="float">
            <text:p>145954</text:p>
          </table:table-cell>
          <table:table-cell office:value-type="float" office:value="97.05188751" calcext:value-type="float">
            <text:p>97,05188751</text:p>
          </table:table-cell>
          <table:table-cell office:value-type="float" office:value="0.0000000005838239336" calcext:value-type="float">
            <text:p>5,84E-010</text:p>
          </table:table-cell>
          <table:table-cell office:value-type="float" office:value="1.282774091" calcext:value-type="float">
            <text:p>1,28277409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954" calcext:value-type="float">
            <text:p>145954</text:p>
          </table:table-cell>
          <table:table-cell office:value-type="float" office:value="97.4440918" calcext:value-type="float">
            <text:p>97,4440918</text:p>
          </table:table-cell>
          <table:table-cell office:value-type="float" office:value="0.0000000004292783351" calcext:value-type="float">
            <text:p>4,29E-010</text:p>
          </table:table-cell>
          <table:table-cell office:value-type="float" office:value="1.282938004" calcext:value-type="float">
            <text:p>1,282938004</text:p>
          </table:table-cell>
          <table:table-cell table:style-name="ce3" table:formula="of:=([.E19]-[.E18])/[.E18]" office:value-type="float" office:value="0.00012778009873288" calcext:value-type="float">
            <text:p>0,00012778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025" calcext:value-type="float">
            <text:p>146025</text:p>
          </table:table-cell>
          <table:table-cell office:value-type="float" office:value="97.44882202" calcext:value-type="float">
            <text:p>97,44882202</text:p>
          </table:table-cell>
          <table:table-cell office:value-type="float" office:value="0.000000005085718957" calcext:value-type="float">
            <text:p>5,09E-009</text:p>
          </table:table-cell>
          <table:table-cell office:value-type="float" office:value="1.195094824" calcext:value-type="float">
            <text:p>1,19509482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025" calcext:value-type="float">
            <text:p>146025</text:p>
          </table:table-cell>
          <table:table-cell office:value-type="float" office:value="98.88346863" calcext:value-type="float">
            <text:p>98,88346863</text:p>
          </table:table-cell>
          <table:table-cell office:value-type="float" office:value="0.000000002089879603" calcext:value-type="float">
            <text:p>2,09E-009</text:p>
          </table:table-cell>
          <table:table-cell office:value-type="float" office:value="1.195646286" calcext:value-type="float">
            <text:p>1,195646286</text:p>
          </table:table-cell>
          <table:table-cell table:style-name="ce3" table:formula="of:=([.E21]-[.E20])/[.E20]" office:value-type="float" office:value="0.000461437861603712" calcext:value-type="float">
            <text:p>0,000461437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6452" calcext:value-type="float">
            <text:p>146452</text:p>
          </table:table-cell>
          <table:table-cell office:value-type="float" office:value="98.88266754" calcext:value-type="float">
            <text:p>98,88266754</text:p>
          </table:table-cell>
          <table:table-cell office:value-type="float" office:value="0.000000001457352572" calcext:value-type="float">
            <text:p>1,46E-009</text:p>
          </table:table-cell>
          <table:table-cell office:value-type="float" office:value="1.118707061" calcext:value-type="float">
            <text:p>1,11870706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594528392373773" calcext:value-type="float">
            <text:p>0,0005945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16:37.180821756</dc:date>
    <meta:document-statistic meta:table-count="1" meta:cell-count="121" meta:object-count="0"/>
    <meta:generator>LibreOffice/4.1.4.2$Linux_X86_64 LibreOffice_project/410m0$Build-2</meta:generator>
  </office:meta>
</office:document-meta>
</file>